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c5a7" officeooo:paragraph-rsid="000dc5a7"/>
    </style:style>
    <style:style style:name="P2" style:family="paragraph" style:parent-style-name="Standard">
      <style:text-properties officeooo:rsid="000eab84" officeooo:paragraph-rsid="000eab84"/>
    </style:style>
    <style:style style:name="P3" style:family="paragraph" style:parent-style-name="Standard">
      <style:text-properties officeooo:rsid="000dc5a7" officeooo:paragraph-rsid="000dc5a7"/>
    </style:style>
    <style:style style:name="P4" style:family="paragraph" style:parent-style-name="Standard">
      <style:text-properties officeooo:rsid="0010e08f" officeooo:paragraph-rsid="0010e0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va de aprendizado : Se eu tenho um erro que esta constantemente diminuindo a cada 2000 passos (epocas) é um indicativo de que a rede esta num minimo global, ou seja, a rede não esta aprendendo nada. Esse é <text:s/>o famoso ponto de sela, ou seja, o gradiente acredita que caiu em um minimo global mas esta em um minimo local. Por isso a taxa de decaimento esta praticamente constante. Nesse caso constata-se que o gradiente descendete não funciona. Deve-se utilizar uma nova tecnica de otimizacao.</text:p>
      <text:p text:style-name="P1"/>
      <text:p text:style-name="P2">Dropout – faz a desabilitacao de alguns neuronios durante o aprendizado da rede neural. Desta forma eu forco a rede neural a aprender novos caminhos de aprendizagem. </text:p>
      <text:p text:style-name="P1"/>
      <text:p text:style-name="P1"/>
      <text:p text:style-name="P4">Sofmax = faz a normalizacao dos dados (é uma tentativa para ver se melhor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0:10:43.016959690</meta:creation-date>
    <dc:date>2020-02-19T17:23:43.404221296</dc:date>
    <meta:editing-duration>PT4M5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26" meta:character-count="734" meta:non-whitespace-character-count="608"/>
  </office:meta>
</office:document-meta>
</file>